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bb9d" officeooo:paragraph-rsid="0018bb9d"/>
    </style:style>
    <style:style style:name="P2" style:family="paragraph" style:parent-style-name="Standard">
      <style:paragraph-properties fo:text-align="start" style:justify-single-word="false"/>
      <style:text-properties officeooo:rsid="0018bb9d" officeooo:paragraph-rsid="0018bb9d"/>
    </style:style>
    <style:style style:name="P3" style:family="paragraph" style:parent-style-name="Standard">
      <style:paragraph-properties fo:text-align="start" style:justify-single-word="false"/>
      <style:text-properties officeooo:rsid="0018bb9d" officeooo:paragraph-rsid="001ba8c1"/>
    </style:style>
    <style:style style:name="P4" style:family="paragraph" style:parent-style-name="Standard">
      <style:paragraph-properties fo:text-align="start" style:justify-single-word="false"/>
      <style:text-properties officeooo:rsid="0019672f" officeooo:paragraph-rsid="0019672f"/>
    </style:style>
    <style:style style:name="P5" style:family="paragraph" style:parent-style-name="Standard">
      <style:paragraph-properties fo:text-align="start" style:justify-single-word="false"/>
      <style:text-properties officeooo:rsid="0019672f" officeooo:paragraph-rsid="001a003e"/>
    </style:style>
    <style:style style:name="P6" style:family="paragraph" style:parent-style-name="Standard">
      <style:paragraph-properties fo:text-align="start" style:justify-single-word="false"/>
      <style:text-properties officeooo:rsid="0019672f" officeooo:paragraph-rsid="001ba8c1"/>
    </style:style>
    <style:style style:name="P7" style:family="paragraph" style:parent-style-name="Standard">
      <style:paragraph-properties fo:text-align="start" style:justify-single-word="false"/>
      <style:text-properties officeooo:rsid="0019672f" officeooo:paragraph-rsid="001df376"/>
    </style:style>
    <style:style style:name="P8" style:family="paragraph" style:parent-style-name="Standard">
      <style:paragraph-properties fo:text-align="start" style:justify-single-word="false"/>
      <style:text-properties officeooo:rsid="0019672f" officeooo:paragraph-rsid="00213046"/>
    </style:style>
    <style:style style:name="P9" style:family="paragraph" style:parent-style-name="Standard">
      <style:paragraph-properties fo:text-align="start" style:justify-single-word="false"/>
      <style:text-properties officeooo:rsid="0019672f" officeooo:paragraph-rsid="0021fe8c"/>
    </style:style>
    <style:style style:name="P10" style:family="paragraph" style:parent-style-name="Standard">
      <style:paragraph-properties fo:text-align="start" style:justify-single-word="false"/>
      <style:text-properties officeooo:paragraph-rsid="001df376"/>
    </style:style>
    <style:style style:name="P11" style:family="paragraph" style:parent-style-name="Standard">
      <style:paragraph-properties fo:text-align="start" style:justify-single-word="false"/>
      <style:text-properties officeooo:rsid="001ba8c1" officeooo:paragraph-rsid="001ba8c1"/>
    </style:style>
    <style:style style:name="P12" style:family="paragraph" style:parent-style-name="Standard">
      <style:paragraph-properties fo:text-align="start" style:justify-single-word="false"/>
      <style:text-properties officeooo:rsid="001d90c6" officeooo:paragraph-rsid="001d90c6"/>
    </style:style>
    <style:style style:name="P13" style:family="paragraph" style:parent-style-name="Standard">
      <style:paragraph-properties fo:text-align="start" style:justify-single-word="false"/>
      <style:text-properties officeooo:rsid="001d90c6" officeooo:paragraph-rsid="001df376"/>
    </style:style>
    <style:style style:name="P14" style:family="paragraph" style:parent-style-name="Standard">
      <style:paragraph-properties fo:text-align="start" style:justify-single-word="false"/>
      <style:text-properties officeooo:rsid="001d90c6" officeooo:paragraph-rsid="00213046"/>
    </style:style>
    <style:style style:name="P15" style:family="paragraph" style:parent-style-name="Standard">
      <style:paragraph-properties fo:text-align="start" style:justify-single-word="false"/>
      <style:text-properties officeooo:rsid="001df376" officeooo:paragraph-rsid="001df376"/>
    </style:style>
    <style:style style:name="P16" style:family="paragraph" style:parent-style-name="Standard">
      <style:paragraph-properties fo:text-align="start" style:justify-single-word="false"/>
      <style:text-properties fo:color="#000000" officeooo:paragraph-rsid="001df376"/>
    </style:style>
    <style:style style:name="P17" style:family="paragraph" style:parent-style-name="Standard">
      <style:paragraph-properties fo:text-align="start" style:justify-single-word="false"/>
      <style:text-properties officeooo:rsid="001f5377" officeooo:paragraph-rsid="001f5377"/>
    </style:style>
    <style:style style:name="P18" style:family="paragraph" style:parent-style-name="Standard">
      <style:paragraph-properties fo:text-align="start" style:justify-single-word="false"/>
      <style:text-properties officeooo:rsid="00213046" officeooo:paragraph-rsid="00213046"/>
    </style:style>
    <style:style style:name="P19" style:family="paragraph" style:parent-style-name="Standard">
      <style:paragraph-properties fo:text-align="start" style:justify-single-word="false"/>
      <style:text-properties officeooo:rsid="0021fe8c" officeooo:paragraph-rsid="0021fe8c"/>
    </style:style>
    <style:style style:name="T1" style:family="text">
      <style:text-properties officeooo:rsid="0018bb9d"/>
    </style:style>
    <style:style style:name="T2" style:family="text">
      <style:text-properties officeooo:rsid="001a003e"/>
    </style:style>
    <style:style style:name="T3" style:family="text">
      <style:text-properties officeooo:rsid="001ba8c1"/>
    </style:style>
    <style:style style:name="T4" style:family="text">
      <style:text-properties officeooo:rsid="001d90c6"/>
    </style:style>
    <style:style style:name="T5" style:family="text">
      <style:text-properties officeooo:rsid="001df376"/>
    </style:style>
    <style:style style:name="T6" style:family="text">
      <style:text-properties fo:color="#000000" fo:font-size="12pt"/>
    </style:style>
    <style:style style:name="T7" style:family="text">
      <style:text-properties fo:color="#000000" officeooo:rsid="001d90c6"/>
    </style:style>
    <style:style style:name="T8" style:family="text">
      <style:text-properties fo:font-size="12pt"/>
    </style:style>
    <style:style style:name="T9" style:family="text">
      <style:text-properties officeooo:rsid="00213046"/>
    </style:style>
    <style:style style:name="T10" style:family="text">
      <style:text-properties officeooo:rsid="0021fe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peo Físico DB Sistema de Envió de Paquetes</text:p>
      <text:p text:style-name="P1"/>
      <text:p text:style-name="P2">CREATE SCHEMA Sistema_Envio_De_Paquetes;</text:p>
      <text:p text:style-name="P4">USE <text:s/><text:span text:style-name="T1">Sistema_Envio_De_Paquetes;</text:span></text:p>
      <text:p text:style-name="P4"/>
      <text:p text:style-name="P4">CREATE TABLE Codigo( </text:p>
      <text:p text:style-name="P5">codigo_Paquete CHAR(7) NOT NULL,</text:p>
      <text:p text:style-name="P5">codigo_Ruta CHAR(7) NOT NULL</text:p>
      <text:p text:style-name="P5">);</text:p>
      <text:p text:style-name="P5"/>
      <text:p text:style-name="P11">CREATE TABLE Tarifa(</text:p>
      <text:p text:style-name="P11">tarifa_Operacion_Global DOUBLE NOT NULL,</text:p>
      <text:p text:style-name="P11">precio_Libra_Global DOUBLE NOT NULL,</text:p>
      <text:p text:style-name="P11">cuota_Priorizacion_Global DOUBLE NOT NULL</text:p>
      <text:p text:style-name="P11">);</text:p>
      <text:p text:style-name="P5"/>
      <text:p text:style-name="P4">CREATE TABLE Usuario(</text:p>
      <text:p text:style-name="P4">nombre_Usuario VARCHAR(25) NOT NULL,</text:p>
      <text:p text:style-name="P4">contrasena VARCHAR(25) NOT NULL,</text:p>
      <text:p text:style-name="P4">tipo VARCHAR(13) NOT NULL,</text:p>
      <text:p text:style-name="P4">activo BOOLEAN NOT NULL,</text:p>
      <text:p text:style-name="P4">CONSTRAINT PK_NOMBRE_USUARIO PRIMARY KEY(nombre_Usuario)</text:p>
      <text:p text:style-name="P4">);</text:p>
      <text:p text:style-name="P4"/>
      <text:p text:style-name="P6">CREATE TABLE Administrador(</text:p>
      <text:p text:style-name="P6">nombre VARCHAR(30) NOT NULL, </text:p>
      <text:p text:style-name="P6">apellido VARCHAR(30) NOT NULL, </text:p>
      <text:p text:style-name="P6">nombre_Usuario VARCHAR(25) NOT NULL, </text:p>
      <text:p text:style-name="P6">CONSTRAINT PK_NOMBRE_USUARIO PRIMARY KEY(nombre_Usuario),</text:p>
      <text:p text:style-name="P6">CONSTRAINT FK_USUARIO_ADMINISTRADOR_NOMBRE_USUARIO FOREIGN KEY(nombre_Usuario) </text:p>
      <text:p text:style-name="P6">REFERENCES Usuario(nombre_Usuario)</text:p>
      <text:p text:style-name="P6">);</text:p>
      <text:p text:style-name="P3"/>
      <text:p text:style-name="P3"/>
      <text:p text:style-name="P4"><text:soft-page-break/>CREATE TABLE Operador(</text:p>
      <text:p text:style-name="P4">nombre VARCHAR(30) NOT NULL,</text:p>
      <text:p text:style-name="P4">apellido VARCHAR(30) NOT NULL,</text:p>
      <text:p text:style-name="P4">nombre_Usuario VARCHAR(25) NOT NULL,</text:p>
      <text:p text:style-name="P4">CONSTRAINT PK_NOMBRE_USUARIO PRIMARY KEY(nombre_Usuario),</text:p>
      <text:p text:style-name="P4">CONSTRAINT FK_USUARIO_<text:span text:style-name="T3">OPERADOR</text:span>_NOMBRE_USUARIO FOREIG<text:span text:style-name="T2">N</text:span> KEY(nombre_Usuario) </text:p>
      <text:p text:style-name="P4">REFERENCES Usuario(nombre_Usuario)</text:p>
      <text:p text:style-name="P4">);</text:p>
      <text:p text:style-name="P4"/>
      <text:p text:style-name="P6">CREATE TABLE <text:span text:style-name="T3">Recepcionista</text:span>(</text:p>
      <text:p text:style-name="P6">nombre VARCHAR(30) NOT NULL,</text:p>
      <text:p text:style-name="P6">apellido VARCHAR(30) NOT NULL,</text:p>
      <text:p text:style-name="P6">nombre_Usuario VARCHAR(25) NOT NULL,</text:p>
      <text:p text:style-name="P6">CONSTRAINT PK_NOMBRE_USUARIO PRIMARY KEY(nombre_Usuario),</text:p>
      <text:p text:style-name="P6">CONSTRAINT FK_USUARIO_<text:span text:style-name="T3">RECEPCIONISTA</text:span>_NOMBRE_USUARIO FOREIG<text:span text:style-name="T2">N</text:span> KEY(nombre_Usuario) </text:p>
      <text:p text:style-name="P6">REFERENCES Usuario(nombre_Usuario)</text:p>
      <text:p text:style-name="P6">);</text:p>
      <text:p text:style-name="P6"/>
      <text:p text:style-name="P12">CREATE TABLE Ruta(</text:p>
      <text:p text:style-name="P12">codigo CHAR(7) NOT NULL,</text:p>
      <text:p text:style-name="P12">nombre VARCHAR(30),</text:p>
      <text:p text:style-name="P12">destino VARCHAR(30) NOT NULL,</text:p>
      <text:p text:style-name="P12">cuota_Destino DOUBLE NOT NULL,</text:p>
      <text:p text:style-name="P12">activa BOOLEAN NOT NULL,</text:p>
      <text:p text:style-name="P12">CONSTRAINT PK_CODIGO_RUTA PRIMARY KEY(codigo)</text:p>
      <text:p text:style-name="P12">);</text:p>
      <text:p text:style-name="P11"/>
      <text:p text:style-name="P12">CREATE TABLE Punto_De_Control(</text:p>
      <text:p text:style-name="P12">codigo INT NOT NULL,</text:p>
      <text:p text:style-name="P12">codigo_Ruta CHAR(7) NOT NULL,</text:p>
      <text:p text:style-name="P12">nombre VARCHAR(30) NOT NULL,</text:p>
      <text:p text:style-name="P12">tarifa_Operacion DOUBLE NOT NULL,</text:p>
      <text:p text:style-name="P12">cantidad_Paquetes_Cola INT NOT NULL,</text:p>
      <text:p text:style-name="P12">operador_Asignado VAR<text:span text:style-name="T5">C</text:span>HAR(25) NOT NULL,</text:p>
      <text:p text:style-name="P12"><text:soft-page-break/>ultimo_Punto_De_Control BOOLEAN NOT NULL,</text:p>
      <text:p text:style-name="P12">CONSTRAINT PK_CODIGO_PUNTO_CONTROL PRIMARY KEY(codigo, codigo_Ruta),</text:p>
      <text:p text:style-name="P7">CONSTRAINT FK_<text:span text:style-name="T5">RUTA</text:span>_<text:span text:style-name="T5">CODIGO_RUTA</text:span> FOREIGN KEY(<text:span text:style-name="T5">codigo_Ruta</text:span>) </text:p>
      <text:p text:style-name="P7">REFERENCES <text:span text:style-name="T5">Ruta</text:span>(<text:span text:style-name="T5">codigo</text:span>)</text:p>
      <text:p text:style-name="P15">);</text:p>
      <text:p text:style-name="P12"/>
      <text:p text:style-name="P15">CREATE TABLE Cliente(</text:p>
      <text:p text:style-name="P15">NIT VARCHAR(9) NOT NULL,</text:p>
      <text:p text:style-name="P15">apellido VARCHAR(30) NOT NULL,</text:p>
      <text:p text:style-name="P15">nombre VARCHAR(30) NOT NULL,</text:p>
      <text:p text:style-name="P15">ciudad VARCHAR(30) NOT NULL,</text:p>
      <text:p text:style-name="P13">CONSTRAINT PK_<text:span text:style-name="T5">NIT</text:span> PRIMARY KEY(<text:span text:style-name="T5">NIT</text:span>)</text:p>
      <text:p text:style-name="P15">);</text:p>
      <text:p text:style-name="P15"/>
      <text:p text:style-name="P13">CREATE TABLE <text:span text:style-name="T5">Paquete</text:span>(</text:p>
      <text:p text:style-name="P13">codigo <text:span text:style-name="T5">CHAR(7)</text:span> NOT NULL,</text:p>
      <text:p text:style-name="P13"><text:span text:style-name="T5">nombre</text:span> <text:span text:style-name="T5">VAR</text:span>CHAR(<text:span text:style-name="T5">30</text:span>) NOT NULL,</text:p>
      <text:p text:style-name="P13"><text:span text:style-name="T5">peso</text:span> <text:span text:style-name="T5">DOUBLE</text:span> NOT NULL,</text:p>
      <text:p text:style-name="P13"><text:span text:style-name="T5">prioridad BOOLEAN</text:span> NOT NULL,</text:p>
      <text:p text:style-name="P13"><text:span text:style-name="T5">destino</text:span> <text:span text:style-name="T5">VARCHAR(25) </text:span>NOT NULL,</text:p>
      <text:p text:style-name="P10"><text:span text:style-name="T5">precio_Destino </text:span><text:span text:style-name="T6">DOUBLE</text:span><text:span text:style-name="T7"> NOT NULL,</text:span></text:p>
      <text:p text:style-name="P16"><text:span text:style-name="T5">precio_Priorizacion </text:span><text:span text:style-name="T8">DOUBLE</text:span><text:span text:style-name="T4"> NOT NULL,</text:span></text:p>
      <text:p text:style-name="P15">precio_Libra <text:span text:style-name="T6">DOUBLE</text:span><text:span text:style-name="T7"> NOT NULL,</text:span></text:p>
      <text:p text:style-name="P15">precio_Total <text:span text:style-name="T6">DOUBLE</text:span><text:span text:style-name="T7"> NOT NULL,</text:span></text:p>
      <text:p text:style-name="P15">NIT_Cliente VARCHAR(9),</text:p>
      <text:p text:style-name="P13">CONSTRAINT PK_CODIGO_<text:span text:style-name="T5">PAQUETE</text:span> PRIMARY KEY(codigo),</text:p>
      <text:p text:style-name="P7">CONSTRAINT FK_<text:span text:style-name="T5">CLIENTE_NIT</text:span> FOREIGN KEY(<text:span text:style-name="T5">NIT_Cliente</text:span>) </text:p>
      <text:p text:style-name="P7">REFERENCES <text:span text:style-name="T5">Cliente</text:span>(<text:span text:style-name="T5">NIT</text:span>)</text:p>
      <text:p text:style-name="P15">);</text:p>
      <text:p text:style-name="P7"/>
      <text:p text:style-name="P17">CREATE TABLE Paquete_Asignado_Ruta(</text:p>
      <text:p text:style-name="P18">codigo_Paquete CHAR(7) NOT NULL,</text:p>
      <text:p text:style-name="P18">codigo_Ruta CHAR(7) NOT NULL,</text:p>
      <text:p text:style-name="P18">punto_De_Control_Actual <text:s/>INT NOT NULL,</text:p>
      <text:p text:style-name="P18"><text:soft-page-break/>en_Destino BOOLEAN NOT NULL,</text:p>
      <text:p text:style-name="P18">entregado BOOLEAN NOT NULL,</text:p>
      <text:p text:style-name="P14">CONSTRAINT PK_CODIGO_<text:span text:style-name="T5">PAQUETE</text:span> PRIMARY KEY(codigo_<text:span text:style-name="T9">Paquete</text:span>),</text:p>
      <text:p text:style-name="P8">CONSTRAINT FK_<text:span text:style-name="T9">PAQUETE_CODIGO</text:span> FOREIGN KEY<text:span text:style-name="T9">(codigo_Paquete</text:span>) </text:p>
      <text:p text:style-name="P8">REFERENCES <text:span text:style-name="T9">Paquete</text:span>(<text:span text:style-name="T9">codigo</text:span>),</text:p>
      <text:p text:style-name="P8">CONSTRAINT FK_<text:span text:style-name="T9">RUTA_CODIGO</text:span> FOREIGN KEY<text:span text:style-name="T9">(codigo_Ruta</text:span>) </text:p>
      <text:p text:style-name="P8">REFERENCES <text:span text:style-name="T9">Ruta</text:span>(<text:span text:style-name="T9">codigo</text:span>)</text:p>
      <text:p text:style-name="P18">);</text:p>
      <text:p text:style-name="P18"/>
      <text:p text:style-name="P18">CREATE TABLE Paquete_Pasa_Punto_De_Control(</text:p>
      <text:p text:style-name="P18">codigo_Paquete CHAR(7) NOT NULL,</text:p>
      <text:p text:style-name="P18">codigo_Punto_De_Control INT NOT NULL,</text:p>
      <text:p text:style-name="P18">tarifa_Operacion DOUBLE NOT NULL,</text:p>
      <text:p text:style-name="P18">cantidad_Horas DOUBLE NOT NULL,</text:p>
      <text:p text:style-name="P18">costo DOUBLE NOT NULL,</text:p>
      <text:p text:style-name="P18">finalizado <text:span text:style-name="T10">BOOLEAN NOT NULL,</text:span></text:p>
      <text:p text:style-name="P19">CONSTRAINT PK_CODIGO_PAQUETE PRIMARY KEY(codigo_Paquete),</text:p>
      <text:p text:style-name="P19">CONSTRAINT FK_PAQUETE_CODIGO_PUNTO_DE_CONTROL FOREIGN KEY(codigo_Paquete)</text:p>
      <text:p text:style-name="P19">REFERENCES Paquete(codigo)</text:p>
      <text:p text:style-name="P19"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0T16:27:15.714012268</meta:creation-date>
    <dc:date>2019-08-10T23:13:38.993068661</dc:date>
    <meta:editing-duration>PT1M26S</meta:editing-duration>
    <meta:editing-cycles>1</meta:editing-cycles>
    <meta:document-statistic meta:table-count="0" meta:image-count="0" meta:object-count="0" meta:page-count="4" meta:paragraph-count="108" meta:word-count="366" meta:character-count="3382" meta:non-whitespace-character-count="3111"/>
    <meta:generator>LibreOffice/6.0.7.3$Linux_X86_64 LibreOffice_project/00m0$Build-3</meta:generator>
  </office:meta>
</office:document-meta>
</file>